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10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 officeooo:rsid="00088778"/>
    </style:style>
    <style:style style:name="T8" style:family="text">
      <style:text-properties style:text-position="0% 100%"/>
    </style:style>
    <style:style style:name="T9" style:family="text">
      <style:text-properties officeooo:rsid="0009be21"/>
    </style:style>
    <style:style style:name="T10" style:family="text">
      <style:text-properties officeooo:rsid="000a0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Ryan Sherman </text:span>Entry notes: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ram</text:p>
          </table:table-cell>
          <table:table-cell table:style-name="Table1.B1" office:value-type="string">
            <text:p text:style-name="P4">gm</text:p>
          </table:table-cell>
        </table:table-row>
        <table:table-row>
          <table:table-cell table:style-name="Table1.A2" office:value-type="string">
            <text:p text:style-name="P4">microgram</text:p>
          </table:table-cell>
          <table:table-cell table:style-name="Table1.B2" office:value-type="string">
            <text:p text:style-name="P4">mcg</text:p>
          </table:table-cell>
        </table:table-row>
        <table:table-row>
          <table:table-cell table:style-name="Table1.A2" office:value-type="string">
            <text:p text:style-name="P10">Kilocalorie/Calorie</text:p>
          </table:table-cell>
          <table:table-cell table:style-name="Table1.B2" office:value-type="string">
            <text:p text:style-name="P10">kcal, Cal</text:p>
          </table:table-cell>
        </table:table-row>
        <table:table-row>
          <table:table-cell table:style-name="Table1.A2" office:value-type="string">
            <text:p text:style-name="P11">centimeter</text:p>
          </table:table-cell>
          <table:table-cell table:style-name="Table1.B2" office:value-type="string">
            <text:p text:style-name="P11">cm</text:p>
          </table:table-cell>
        </table:table-row>
      </table:table>
      <text:p text:style-name="P3"/>
      <text:p text:style-name="P5">The Calorie/kilocalorie appears to be <text:span text:style-name="T4">in</text:span> NCIT, <text:span text:style-name="T4">oddly not in UO</text:span></text:p>
      <text:p text:style-name="P5"/>
      <text:p text:style-name="P5">“<text:span text:style-name="T5">cm” matches to “cM” the latter of which is a centiMorgan, a unit of distance between genetic maps.</text:span></text:p>
      <text:p text:style-name="P5"/>
      <text:p text:style-name="P6">I believe a prolog subroutine would be of some utility in the autoextraction – I'll be sure to bring this up with Sabbir</text:p>
      <text:p text:style-name="P6"/>
      <text:p text:style-name="P7">“Diameter” can match “meter”</text:p>
      <text:p text:style-name="P7"/>
      <text:p text:style-name="P7">“Average” can match “age” <text:s/>I'm beginning to suspect the extractor is too tolerant of partial matches</text:p>
      <text:p text:style-name="P7"/>
      <text:p text:style-name="P8">detecting “comment” for attribute rdfs:comment seems useful</text:p>
      <text:p text:style-name="P8"/>
      <text:p text:style-name="P8">“<text:span text:style-name="T6">second” as in 2</text:span><text:span text:style-name="T7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6"/>
      <text:p text:style-name="P9"><text:a xlink:type="simple" xlink:href="http://www.thearda.com/Archive/Files/Codebooks/NHANSE06_CB.asp">http://www.thearda.com/Archive/Files/Codebooks/NHANSE06_CB.asp</text:a> this webpage appears to associate a number of columns with their units – possibly scrapable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6-29T14:22:36.024133684</dc:date>
    <meta:editing-duration>P1DT19M16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246" meta:character-count="1565" meta:non-whitespace-character-count="1330"/>
  </office:meta>
</office:document-meta>
</file>